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2" style:family="paragraph" style:parent-style-name="Text_20_body">
      <style:paragraph-properties fo:orphans="2" fo:widows="2" style:writing-mode="lr-tb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orphans="2" fo:widows="2" fo:text-indent="0in" style:auto-text-indent="false" style:writing-mode="lr-tb"/>
      <style:text-properties fo:font-variant="normal" fo:text-transform="none" fo:color="#222222" loext:opacity="100%" style:font-name="Arial" fo:font-size="12pt" fo:letter-spacing="normal" fo:font-style="normal" fo:font-weight="normal" officeooo:paragraph-rsid="001c8b04"/>
    </style:style>
    <style:style style:name="P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1c8b04" officeooo:paragraph-rsid="001c8b04"/>
    </style:style>
    <style:style style:name="P5" style:family="paragraph" style:parent-style-name="Text_20_body">
      <style:paragraph-properties fo:orphans="2" fo:widows="2" style:writing-mode="lr-tb"/>
    </style:style>
    <style:style style:name="T1" style:family="text">
      <style:text-properties officeooo:rsid="001c8b04"/>
    </style:style>
    <style:style style:name="T2" style:family="text">
      <style:text-properties officeooo:rsid="001c92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 text:c="110"/><text:span text:style-name="T2">Datum 06.12.2022</text:span></text:p>
      <text:p text:style-name="Standard"/>
      <text:p text:style-name="Standard"/>
      <text:p text:style-name="P1">Sehr geehr<text:span text:style-name="T1">te Damen und Herren</text:span>,</text:p>
      <text:p text:style-name="P1"/>
      <text:p text:style-name="P4">ich bin Haj Mohammad Muhannad</text:p>
      <text:p text:style-name="P4"/>
      <text:p text:style-name="P3">Die beiden Kinder wohnen bei mir, die Besuchszeit bei der Mutter ist nicht ganz festgelegt.</text:p>
      <text:p text:style-name="P3">Im wahrsten Sinne des Wortes zu sich,wenn die Mutter Zeit hat, nimmt  sie die Kinder .</text:p>
      <text:p text:style-name="P3">Aber ich habe jetzt <text:s/>mit der Kindersmutter die Besuchstermine vereinbart.</text:p>
      <text:p text:style-name="P3">Die <text:s/>Kinder <text:s/>sind am <text:s/>Wochenende <text:s/>bei der Mutter und die restlichen Tage bei mir.</text:p>
      <text:p text:style-name="P2">Vielen Dank für Ihre Hilfe.</text:p>
      <text:p text:style-name="P5"/>
      <text:p text:style-name="P2">Mit freundlichen Grüßen</text:p>
      <text:p text:style-name="P2">Haj Mohammad Muhannad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19:41:50.345160218</meta:creation-date>
    <meta:editing-duration>PT25S</meta:editing-duration>
    <meta:editing-cycles>2</meta:editing-cycles>
    <meta:generator>LibreOffice/7.3.7.2$Linux_X86_64 LibreOffice_project/30$Build-2</meta:generator>
    <dc:date>2022-12-22T19:42:13.523983679</dc:date>
    <meta:document-statistic meta:table-count="0" meta:image-count="0" meta:object-count="0" meta:page-count="1" meta:paragraph-count="10" meta:word-count="78" meta:character-count="587" meta:non-whitespace-character-count="403"/>
  </office:meta>
</office:document-meta>
</file>